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600000089BA313E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3.5cm" svg:x="7cm" svg:y="14.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3.5cm" svg:x="13cm" svg:y="1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5cm" svg:y1="18cm" svg:x2="13cm" svg:y2="14.5cm">
          <text:p text:style-name="P2"/>
        </draw:line>
        <draw:line draw:style-name="gr2" draw:text-style-name="P1" draw:layer="layout" svg:x1="7.5cm" svg:y1="14.5cm" svg:x2="13cm" svg:y2="11cm">
          <text:p text:style-name="P2"/>
        </draw:line>
        <draw:frame draw:style-name="gr3" draw:text-style-name="P1" draw:layer="layout" svg:width="2.274cm" svg:height="3.624cm" svg:x="6cm" svg:y="19.893cm">
          <draw:image xlink:href="Pictures/100000000000005600000089BA313E4C.png" xlink:type="simple" xlink:show="embed" xlink:actuate="onLoad">
            <text:p text:style-name="P2"/>
          </draw:image>
        </draw:frame>
        <draw:frame draw:style-name="gr4" draw:text-style-name="P3" draw:layer="layout" svg:width="0.68cm" svg:height="0.983cm" svg:x="6.647cm" svg:y="24.017cm">
          <draw:text-box>
            <text:p text:style-name="P2"><text:span text:style-name="T1">i</text:span></text:p>
          </draw:text-box>
        </draw:frame>
        <draw:frame draw:style-name="gr3" draw:text-style-name="P1" draw:layer="layout" svg:width="2.274cm" svg:height="3.624cm" svg:x="12cm" svg:y="19.876cm">
          <draw:image xlink:href="Pictures/100000000000005600000089BA313E4C.png" xlink:type="simple" xlink:show="embed" xlink:actuate="onLoad">
            <text:p text:style-name="P2"/>
          </draw:image>
        </draw:frame>
        <draw:frame draw:style-name="gr4" draw:text-style-name="P3" draw:layer="layout" svg:width="0.68cm" svg:height="0.983cm" svg:x="12.5cm" svg:y="24cm">
          <draw:text-box>
            <text:p text:style-name="P2"><text:span text:style-name="T1">j</text:span></text:p>
          </draw:text-box>
        </draw:frame>
        <draw:custom-shape draw:style-name="gr1" draw:text-style-name="P1" draw:layer="layout" svg:width="0.5cm" svg:height="3.5cm" svg:x="7cm" svg:y="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3.5cm" svg:x="13cm" svg:y="4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5cm" svg:y1="11.5cm" svg:x2="13cm" svg:y2="8cm">
          <text:p text:style-name="P2"/>
        </draw:line>
        <draw:line draw:style-name="gr2" draw:text-style-name="P1" draw:layer="layout" svg:x1="7.5cm" svg:y1="8cm" svg:x2="13cm" svg:y2="4.5cm">
          <text:p text:style-name="P2"/>
        </draw:line>
        <draw:line draw:style-name="gr2" draw:text-style-name="P1" draw:layer="layout" svg:x1="13cm" svg:y1="14.5cm" svg:x2="7.5cm" svg:y2="12.5cm">
          <text:p text:style-name="P2"/>
        </draw:line>
        <draw:line draw:style-name="gr2" draw:text-style-name="P1" draw:layer="layout" svg:x1="13cm" svg:y1="11cm" svg:x2="7.5cm" svg:y2="9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Andreas Warberg</meta:initial-creator>
    <meta:creation-date>2008-05-06T15:03:17</meta:creation-date>
    <dc:creator>Andreas Warberg</dc:creator>
    <dc:date>2008-06-05T18:43:14</dc:date>
    <meta:editing-cycles>10</meta:editing-cycles>
    <meta:editing-duration>PT40M1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